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736in"/>
    </style:style>
    <style:style style:name="co2" style:family="table-column">
      <style:table-column-properties fo:break-before="auto" style:column-width="1.118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269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000000" style:text-align-source="fix" style:repeat-content="false" fo:wrap-option="wrap" fo:padding-bottom="0.0193in" fo:padding-left="0.0138in" fo:padding-right="0.0138in" fo:padding-top="0.0193in"/>
      <style:paragraph-properties fo:text-align="center" fo:margin-left="0in"/>
      <style:text-properties fo:color="#ffffff" style:text-outline="false" style:text-line-through-style="none" style:font-name="Monospac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 fo:padding-bottom="0.0193in" fo:padding-left="0.0138in" fo:padding-right="0.0138in" fo:padding-top="0.0193in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in"/>
      <style:text-properties fo:color="#ffffff"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10">
      <style:text-properties fo:color="#ff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Method</text:p>
          </table:table-cell>
          <table:table-cell table:style-name="ce5" office:value-type="string">
            <text:p>Implemented</text:p>
          </table:table-cell>
          <table:table-cell table:style-name="ce5" table:number-columns-repeated="1022"/>
        </table:table-row>
        <table:table-row table:style-name="ro1">
          <table:table-cell table:style-name="ce2" office:value-type="string">
            <text:p>WebGLContextAttributes getContextAttributes(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boolean isContextLost(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DOMString[] getSupportedExtensions(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object getExtension(DOMString 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activeTexture(GLenum textur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attachShader(WebGLProgram program, 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indAttribLocation(WebGLProgram program, GLuint index, DOMString 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indBuffer(GLenum target, WebGLBuffer 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indFramebuffer(GLenum target, WebGLFramebuffer framebuff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indRenderbuffer(GLenum target, WebGLRenderbuffer renderbuff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bindTexture(GLenum target, WebGLTexture textur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lendColor(GLclampf red, GLclampf green, GLclampf blue, GLclampf alpha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blendEquation(GLenum mod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lendEquationSeparate(GLenum modeRGB, GLenum modeAlpha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blendFunc(GLenum sfactor, GLenum dfacto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blendFuncSeparate(GLenum srcRGB, GLenum dstRGB, GLenum srcAlpha, GLenum dstAlpha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bufferData(GLenum target, GLsizeiptr size, GLenum usag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bufferData(GLenum target, ArrayBufferView data, GLenum usag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bufferData(GLenum target, ArrayBuffer data, GLenum usag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bufferSubData(GLenum target, GLintptr offset, ArrayBufferView data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bufferSubData(GLenum target, GLintptr offset, ArrayBuffer dat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Glenum checkFramebufferStatus(GLenum target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clear(GLbitfield mask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learColor(GLclampf red, GLclampf green, GLclampf blue, GLclampf alpha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learDepth(GLclampf depth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learStencil(GLint s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colorMask(GLboolean red, GLboolean green, GLboolean blue, GLboolean alpha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compileShader(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copyTexImage2D(GLenum target, GLint level, GLenum internalformat, GLint x, GLint y, GLsizei width, GLsizei height, GLint border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copyTexSubImage2D(GLenum target, GLint level, GLint xoffset, GLint yoffset, GLint x, GLint y, GLsizei width, GLsizei height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WebGLBuffer createBuffer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Framebuffer createFramebuffer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Program createProgram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Renderbuffer createRenderbuffer(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WebGLShader createShader(GLenum typ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Texture createTexture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cullFace(GLenum mod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deleteBuffer(WebGLBuffer buff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deleteFramebuffer(WebGLFramebuffer framebuff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deleteProgram(WebGLProgram program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deleteRenderbuffer(WebGLRenderbuffer renderbuff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deleteShader(WebGLShader shad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deleteTexture(WebGLTexture textur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depthFunc(GLenum func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epthMask(GLboolean flag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depthRange(GLclampf zNear, GLclampf zFa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detachShader(WebGLProgram program, WebGLShader shad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disable(GLenum cap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isableVertexAttribArray(GLuint index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drawArrays(GLenum mode, GLint first, GLsizei coun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drawElements(GLenum mode, GLsizei count, GLenum type, GLintptr offse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enable(GLenum cap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enableVertexAttribArray(GLuint inde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finish(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flush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framebufferRenderbuffer(GLenum target, GLenum attachment, GLenum renderbuffertarget, WebGLRenderbuffer renderbuffer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framebufferTexture2D(GLenum target, GLenum attachment, GLenum textarget, WebGLTexture texture, GLint level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frontFace(GLenum mod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generateMipmap(GLenum targe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ebGLActiveInfo getActiveAttrib(WebGLProgram program, GLuint index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WebGLActiveInfo getActiveUniform(WebGLProgram program, GLuint index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WebGLShader[ ] getAttachedShaders(WebGLProgram program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int getAttribLocation(WebGLProgram program, DOMString 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ny getParameter(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y getBufferParameter(GLenum target, 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enum getError(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any getFramebufferAttachmentParameter(GLenum target, GLenum attachment, 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y getProgramParameter(WebGLProgram program, GLenum p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OMString getProgramInfoLog(WebGLProgram program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y getRenderbufferParameter(GLenum target, 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y getShaderParameter(WebGLShader shader, GLenum p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OMString getShaderInfoLog(WebGLShader shader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DOMString getShaderSource(WebGLShader shad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y getTexParameter(GLenum target, 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any getUniform(WebGLProgram program, WebGLUniformLocation location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WebGLUniformLocation getUniformLocation(WebGLProgram program, DOMString nam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any getVertexAttrib(GLuint index, 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sizeiptr getVertexAttribOffset(GLuint index, GLenum pnam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hint(GLenum target, GLenum mod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boolean isBuffer(WebGLBuffer buff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boolean isEnabled(GLenum cap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boolean isFramebuffer(WebGLFramebuffer framebuff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boolean isProgram(WebGLProgram program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boolean isRenderbuffer(WebGLRenderbuffer renderbuff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boolean isShader(WebGLShader shader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Glboolean isTexture(WebGLTexture texture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lineWidth(GLfloat width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linkProgram(WebGLProgram prog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pixelStorei(GLenum pname, GLint pa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polygonOffset(GLfloat factor, GLfloat unit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readPixels(GLint x, GLint y, GLsizei width, GLsizei height, GLenum format, GLenum type, ArrayBufferView pixel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renderbufferStorage(GLenum target, GLenum internalformat, GLsizei width, GLsizei height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sampleCoverage(GLclampf value, GLboolean invert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scissor(GLint x, GLint y, GLsizei width, GLsizei height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shaderSource(WebGLShader shader, DOMString sourc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stencilFunc(GLenum func, GLint ref, GLuint mask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stencilFuncSeparate(GLenum face, GLenum func, GLint ref, GLuint mask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stencilMask(GLuint mask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stencilMaskSeparate(GLenum face, GLuint mask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stencilOp(GLenum fail, GLenum zfail, GLenum zpass);</text:p>
          </table:table-cell>
          <table:table-cell table:number-columns-repeated="1023"/>
        </table:table-row>
        <table:table-row table:style-name="ro3">
          <table:table-cell table:style-name="ce2" office:value-type="string">
            <text:p>void stencilOpSeparate(GLenum face, GLenum fail, GLenum zfail, GLenum zpas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Image2D(GLenum target, GLint level, GLenum internalformat, GLsizei width, GLsizei height, GLint border, GLenum format, GLenum type, ArrayBufferView pixel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texImage2D(GLenum target, GLint level, GLenum internalformat, Glenum format, GLenum type, ImageData pixels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texImage2D(GLenum target, GLint level, GLenum internalformat, GLenum format, GLenum type, HTMLImageElement image) raises (DOMException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Image2D(GLenum target, GLint level, GLenum internalformat, GLenum format, GLenum type, HTMLCanvasElement canvas) raises (DOMException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Image2D(GLenum target, GLint level, GLenum internalformat, GLenum format, GLenum type, HTMLVideoElement video) raises (DOMException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texParameterf(GLenum target, GLenum pname, GLfloat pa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texParameteri(GLenum target, GLenum pname, GLint pa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texSubImage2D(GLenum target, GLint level, GLint xoffset, GLint yoffset, GLsizei width, GLsizei height, GLenum format, GLenum type, ArrayBufferView pixel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SubImage2D(GLenum target, GLint level, GLint xoffset, GLint yoffset, GLenum format, GLenum type, ImageData pixel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SubImage2D(GLenum target, GLint level, GLint xoffset, GLint yoffset, GLenum format, GLenum type, HTMLImageElement image) raises (DOMException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SubImage2D(GLenum target, GLint level, GLint xoffset, GLint yoffset, GLenum format, GLenum type, HTMLCanvasElement canvas) raises (DOMException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texSubImage2D(GLenum target, GLint level, GLint xoffset, GLint yoffset, Glenum format, GLenum type, HTMLVideoElement video) raises (DOMException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uniform1f(WebGLUniformLocation location, GLfloat 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i(WebGLUniformLocation location, GLint x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1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f(WebGLUniformLocation location, GLfloat x, GLfloat y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i(WebGLUniformLocation location, GLint x, GLint y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2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f(WebGLUniformLocation location, GLfloat x, GLfloat y, GLfloat z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i(WebGLUniformLocation location, GLint x, GLint y, GLint z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3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4f(WebGLUniformLocation location, GLfloat x, GLfloat y, GLfloat z, GLfloat w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4fv(WebGLUniformLocation location, Float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4fv(WebGLUniformLocation location, sequence&lt;float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4i(WebGLUniformLocation location, GLint x, GLint y, GLint z, GLint w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4iv(WebGLUniformLocation location, Int32Array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niform4iv(WebGLUniformLocation location, sequence&lt;long&gt; v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2fv(WebGLUniformLocation location, GLboolean transpose, <text:s/>FloatArray value);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2fv(WebGLUniformLocation location, GLboolean transpose, sequence&lt;float&gt; valu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3fv(WebGLUniformLocation location, GLboolean transpose, FloatArray value);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3fv(WebGLUniformLocation location, GLboolean transpose, sequence&lt;float&gt; valu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4fv(WebGLUniformLocation location, GLboolean transpose, FloatArray value);</text:p>
          </table:table-cell>
          <table:table-cell office:value-type="string">
            <text:p><text:s/></text:p>
          </table:table-cell>
          <table:table-cell table:number-columns-repeated="1022"/>
        </table:table-row>
        <table:table-row table:style-name="ro2">
          <table:table-cell table:style-name="ce2" office:value-type="string">
            <text:p>void uniformMatrix4fv(WebGLUniformLocation location, GLboolean transpose, sequence&lt;float&gt; value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useProgram(WebGLProgram program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alidateProgram(WebGLProgram program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vertexAttrib1f(GLuint indx, GLfloat x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vertexAttrib1fv(GLuint indx, FloatArray values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vertexAttrib1fv(GLuint indx, sequence&lt;float&gt; values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vertexAttrib2f(GLuint indx, GLfloat x, GLfloat y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vertexAttrib2fv(GLuint indx, FloatArray values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vertexAttrib2fv(GLuint indx, sequence&lt;float&gt; values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vertexAttrib3f(GLuint indx, GLfloat x, GLfloat y, GLfloat z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vertexAttrib3fv(GLuint indx, FloatArray values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vertexAttrib3fv(GLuint indx, sequence&lt;float&gt; values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vertexAttrib4f(GLuint indx, GLfloat x, GLfloat y, GLfloat z, GLfloat w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vertexAttrib4fv(GLuint indx, FloatArray values);</text:p>
          </table:table-cell>
          <table:table-cell table:number-columns-repeated="1023"/>
        </table:table-row>
        <table:table-row table:style-name="ro1">
          <table:table-cell table:style-name="ce2" office:value-type="string">
            <text:p>void vertexAttrib4fv(GLuint indx, sequence&lt;float&gt; values);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void vertexAttribPointer(GLuint indx, GLint size, GLenum type, GLboolean normalized, GLsizei stride, GLintptr offse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void viewport(GLint x, GLint y, GLsizei width, GLsizei height);</text:p>
          </table:table-cell>
          <table:table-cell office:value-type="float" office:value="1">
            <text:p>1</text:p>
          </table:table-cell>
          <table:table-cell table:number-columns-repeated="1022"/>
        </table:table-row>
        <table:table-row table:style-name="ro1">
          <table:table-cell table:style-name="ce3" table:formula="of:=COUNTA([.A2:.A160])" office:value-type="float" office:value="159">
            <text:p>159</text:p>
          </table:table-cell>
          <table:table-cell table:style-name="ce6" table:formula="of:=SUM([.B2:.B160])" office:value-type="float" office:value="71">
            <text:p>71</text:p>
          </table:table-cell>
          <table:table-cell table:number-columns-repeated="1022"/>
        </table:table-row>
        <table:table-row table:style-name="ro1">
          <table:table-cell/>
          <table:table-cell table:style-name="ce7" table:formula="of:=SUM([.B2:.B160])/COUNTA([.A2:.A160])" office:value-type="percentage" office:value="0.446540880503145">
            <text:p>45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Extra methods (DOM...)</text:p>
          </table:table-cell>
          <table:table-cell table:number-columns-repeated="1023"/>
        </table:table-row>
        <table:table-row table:style-name="ro1">
          <table:table-cell office:value-type="string">
            <text:p>Image</text:p>
          </table:table-cell>
          <table:table-cell office:value-type="string">
            <text:p>½</text:p>
          </table:table-cell>
          <table:table-cell office:value-type="string">
            <text:p>missing correct events usage</text:p>
          </table:table-cell>
          <table:table-cell table:number-columns-repeated="1021"/>
        </table:table-row>
        <table:table-row table:style-name="ro1">
          <table:table-cell office:value-type="string">
            <text:p>Mouse events</text:p>
          </table:table-cell>
          <table:table-cell table:number-columns-repeated="1023"/>
        </table:table-row>
        <table:table-row table:style-name="ro1">
          <table:table-cell office:value-type="string">
            <text:p>Keyboard events</text:p>
          </table:table-cell>
          <table:table-cell table:number-columns-repeated="1023"/>
        </table:table-row>
        <table:table-row table:style-name="ro1">
          <table:table-cell office:value-type="string">
            <text:p>Document / canvas objects</text:p>
          </table:table-cell>
          <table:table-cell table:number-columns-repeated="1023"/>
        </table:table-row>
        <table:table-row table:style-name="ro1" table:number-rows-repeated="104840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6">12/16/2011</text:date>, <text:time>17:16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el Bourges-Sevenier</meta:initial-creator>
    <meta:creation-date>2011-12-14T11:55:29</meta:creation-date>
    <dc:date>2011-12-16T17:16:43</dc:date>
    <dc:creator>Mikael Bourges-Sevenier</dc:creator>
    <meta:editing-duration>PT6H10M22S</meta:editing-duration>
    <meta:editing-cycles>8</meta:editing-cycles>
    <meta:generator>LibreOffice/3.4$Unix LibreOffice_project/340m1$Build-402</meta:generator>
    <meta:document-statistic meta:table-count="1" meta:cell-count="245" meta:object-count="0"/>
  </office:meta>
</office:document-meta>
</file>